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Items" style:family="table">
      <style:table-properties style:width="17cm" table:align="margins"/>
    </style:style>
    <style:style style:name="Items.A" style:family="table-column">
      <style:table-column-properties style:column-width="8.5cm" style:rel-column-width="32767*"/>
    </style:style>
    <style:style style:name="Items.B" style:family="table-column">
      <style:table-column-properties style:column-width="8.5cm" style:rel-column-width="32768*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  <style:style style:name="T3" style:family="text">
      <style:text-properties officeooo:rsid="0003a05d"/>
    </style:style>
    <style:style style:name="T4" style:family="text">
      <style:text-properties officeooo:rsid="0005791b"/>
    </style:style>
    <style:style style:name="T5" style:family="text">
      <style:text-properties officeooo:rsid="00076200"/>
    </style:style>
    <style:style style:name="T6" style:family="text">
      <style:text-properties officeooo:rsid="00088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]</text:p>
      <text:p text:style-name="Standard">[<text:span text:style-name="T3">phone</text:span>;type='text';title='Teléfono';placeholder='+34600000000';pattern='^[+]?[1-9][0-9]{1,14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<text:span text:style-name="T4">body</text:span>;type='html';title='Cuerpo del documento (HTML)';description='Contenido enriquecido con formato']</text:p>
      <text:p text:style-name="Standard">[<text:span text:style-name="T4">units</text:span>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La siguiente tabla define un bloque repetible llamado items.</text:p>
      <table:table table:name="Items" table:style-name="Items">
        <table:table-column table:style-name="Items.A"/>
        <table:table-column table:style-name="Items.B"/>
        <table:table-row>
          <table:table-cell office:value-type="string">
            <text:p text:style-name="Standard">Título del ítem</text:p>
          </table:table-cell>
          <table:table-cell office:value-type="string">
            <text:p text:style-name="Standard">Contenido (HTML)</text:p>
          </table:table-cell>
        </table:table-row>
        <table:table-row>
          <table:table-cell office:value-type="string">
            <text:p text:style-name="Standard">[items;block=begin][<text:span text:style-name="T5">items.title</text:span>;type='text';title='Título del ítem';placeholder='Título';length='120';description='Título corto para el ítem']</text:p>
          </table:table-cell>
          <table:table-cell office:value-type="string">
            <text:p text:style-name="Standard">[<text:span text:style-name="T5">items.content</text:span>;type='html';title='Contenido (HTML)';description='Texto enriquecido del ítem'][items;block=end]</text:p>
          </table:table-cell>
        </table:table-row>
      </table:table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<text:span text:style-name="T6">web</text:span>;type='url';title='Sitio web';placeholder='https://ejemplo.com']</text:p>
      <text:p text:style-name="Standard">[<text:span text:style-name="T6">datelimit</text:span>;type='date';title='Fecha límite';minvalue='2025-01-01';maxvalue='2030-12-31';description='Rango permitido 2025–2030'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0-19T12:06:07.338993000</dc:date>
    <meta:editing-duration>PT5H37M38S</meta:editing-duration>
    <meta:editing-cycles>8</meta:editing-cycles>
    <meta:generator>LibreOffice/25.8.2.2$MacOSX_AARCH64 LibreOffice_project/d401f2107ccab8f924a8e2df40f573aab7605b6f</meta:generator>
    <meta:document-statistic meta:table-count="1" meta:image-count="0" meta:object-count="0" meta:page-count="1" meta:paragraph-count="20" meta:word-count="119" meta:character-count="1711" meta:non-whitespace-character-count="1613"/>
  </office:meta>
</office:document-meta>
</file>